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6ee4c"/>
    </style:style>
    <style:style style:name="P3" style:family="paragraph" style:parent-style-name="Standard">
      <style:text-properties officeooo:rsid="001b30d0" officeooo:paragraph-rsid="001b30d0"/>
    </style:style>
    <style:style style:name="P4" style:family="paragraph" style:parent-style-name="Preformatted_20_Text">
      <style:text-properties officeooo:paragraph-rsid="001cdffa"/>
    </style:style>
    <style:style style:name="T1" style:family="text">
      <style:text-properties officeooo:rsid="0011872e"/>
    </style:style>
    <style:style style:name="T2" style:family="text">
      <style:text-properties officeooo:rsid="0012779d"/>
    </style:style>
    <style:style style:name="T3" style:family="text">
      <style:text-properties officeooo:rsid="001b7a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CREATES DATABASE - $ mysql -u root</text:span></text:p>
      <text:p text:style-name="Preformatted_20_Text"/>
      <text:p text:style-name="P4"><text:span text:style-name="Source_20_Text">mysql&gt; CREATE USER 'dt_admin</text:span><text:span text:style-name="Source_20_Text"><text:span text:style-name="T3">shop</text:span></text:span><text:span text:style-name="Source_20_Text">'@'localhost' IDENTIFIED BY 'dt2016</text:span><text:span text:style-name="Source_20_Text"><text:span text:style-name="T3">shop</text:span></text:span><text:span text:style-name="Source_20_Text">';</text:span></text:p>
      <text:p text:style-name="Preformatted_20_Text"><text:span text:style-name="Source_20_Text">Query OK, 0 rows affected (0.00 sec)</text:span></text:p>
      <text:p text:style-name="Preformatted_20_Text"/>
      <text:p text:style-name="P4"><text:span text:style-name="Source_20_Text">mysql&gt; CREATE DATABASE dreamteam_db</text:span><text:span text:style-name="Source_20_Text"><text:span text:style-name="T3">shop</text:span></text:span><text:span text:style-name="Source_20_Text">;</text:span></text:p>
      <text:p text:style-name="Preformatted_20_Text"><text:span text:style-name="Source_20_Text">Query OK, 1 row affected (0.00 sec)</text:span></text:p>
      <text:p text:style-name="Preformatted_20_Text"/>
      <text:p text:style-name="P4"><text:span text:style-name="Source_20_Text">mysql&gt; GRANT ALL PRIVILEGES ON dreamteam_db</text:span><text:span text:style-name="Source_20_Text"><text:span text:style-name="T3">shop</text:span></text:span><text:span text:style-name="Source_20_Text"> . * TO 'dt_admin</text:span><text:span text:style-name="Source_20_Text"><text:span text:style-name="T3">shop</text:span></text:span><text:span text:style-name="Source_20_Text">'@'localhost';</text:span></text:p>
      <text:p text:style-name="P1"><text:span text:style-name="Source_20_Text">Query OK, 0 rows affected (0.00 sec)</text:span></text:p>
      <text:p text:style-name="P1"><text:span text:style-name="Source_20_Text"/></text:p>
      <text:p text:style-name="P1"><text:span text:style-name="Source_20_Text">$ export FLASK_CONFIG=development</text:span></text:p>
      <text:p text:style-name="Preformatted_20_Text"><text:span text:style-name="Source_20_Text">$ export FLASK_APP=run.py</text:span></text:p>
      <text:p text:style-name="P1"><text:span text:style-name="Source_20_Text">$ flask run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flask db ini</text:span><text:span text:style-name="Source_20_Text"><text:span text:style-name="T1">t – migrates the models(table)</text:span></text:span></text:p>
      <text:p text:style-name="P1"><text:span text:style-name="Source_20_Text">flask db migrate – </text:span><text:span text:style-name="Source_20_Text"><text:span text:style-name="T2">Creates the first migrations</text:span></text:span></text:p>
      <text:p text:style-name="P1"><text:span text:style-name="Source_20_Text">flask db upgrade – apply migrations</text:span></text:p>
      <text:p text:style-name="P1"><text:span text:style-name="Source_20_Text"><text:s/></text:span></text:p>
      <text:p text:style-name="P1"><text:span text:style-name="Source_20_Text"><text:s/></text:span></text:p>
      <text:p text:style-name="P1"><text:span text:style-name="Source_20_Text">flask shell</text:span></text:p>
      <text:p text:style-name="Standard"/>
      <text:p text:style-name="Standard"/>
      <text:p text:style-name="P2"><text:span text:style-name="Source_20_Text">username="admin",</text:span></text:p>
      <text:p text:style-name="P2"><text:span text:style-name="Source_20_Text">password="admin2016"</text:span></text:p>
      <text:p text:style-name="P2"><text:span text:style-name="Source_20_Text">email="admin@admin.com</text:span></text:p>
      <text:p text:style-name="P2"><text:span text:style-name="Source_20_Text"/></text:p>
      <text:p text:style-name="P3">&gt; from app.models import Employee</text:p>
      <text:p text:style-name="P3">&gt;&gt;&gt; from app import db</text:p>
      <text:p text:style-name="P3">&gt;&gt;&gt; em = Employee(username="kalid1", password="kalid1", email="kalid@gmail.com", )</text:p>
      <text:p text:style-name="P3">&gt;&gt;&gt; </text:p>
      <text:p text:style-name="P3">&gt;&gt;&gt; db.session.add(em)</text:p>
      <text:p text:style-name="P3">&gt;&gt;&gt; db.session.commi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5:01:57.082277308</meta:creation-date>
    <dc:date>2017-09-09T17:33:09.359957347</dc:date>
    <meta:editing-duration>PT2H2M52S</meta:editing-duration>
    <meta:editing-cycles>12</meta:editing-cycles>
    <meta:generator>LibreOffice/5.0.6.2$Linux_X86_64 LibreOffice_project/00m0$Build-2</meta:generator>
    <meta:document-statistic meta:table-count="0" meta:image-count="0" meta:object-count="0" meta:page-count="1" meta:paragraph-count="25" meta:word-count="103" meta:character-count="787" meta:non-whitespace-character-count="701"/>
  </office:meta>
</office:document-meta>
</file>